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2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ansk</text:p>
          </table:table-cell>
          <table:table-cell table:style-name="Default" office:value-type="string">
            <text:p>Fransk</text:p>
          </table:table-cell>
          <table:table-cell office:value-type="string">
            <text:p>Finsk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ende tallene 1-100</text:p>
          </table:table-cell>
          <table:table-cell/>
          <table:table-cell table:style-name="ce1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um-tabel 1-10</text:p>
          </table:table-cell>
          <table:table-cell/>
          <table:table-cell table:style-name="ce1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ammenligne, ordne og indramme tal</text:p>
          </table:table-cell>
          <table:table-cell/>
          <table:table-cell table:style-name="ce1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ende de dobbelte tal af tallene 1-10</text:p>
          </table:table-cell>
          <table:table-cell/>
          <table:table-cell table:style-name="ce1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ende halvdelen af de lige tal 0-20</text:p>
          </table:table-cell>
          <table:table-cell/>
          <table:table-cell table:style-name="ce1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ne ligninger med huller</text:p>
          </table:table-cell>
          <table:table-cell/>
          <table:table-cell table:style-name="ce1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ition og substraktion af tal mindre end 100</text:p>
          </table:table-cell>
          <table:table-cell/>
          <table:table-cell table:style-name="ce1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øse enkle problemer med 1 operation</text:p>
          </table:table-cell>
          <table:table-cell office:value-type="string">
            <text:p>første</text:p>
          </table:table-cell>
          <table:table-cell table:style-name="ce1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udtrykke et objekts relative placering (foran, bagi, til venstre for...)</text:p>
          </table:table-cell>
          <table:table-cell office:value-type="string">
            <text:p>nulte</text:p>
          </table:table-cell>
          <table:table-cell table:style-name="ce1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enkende en firkant, et rektangel og en trekant, kube</text:p>
          </table:table-cell>
          <table:table-cell/>
          <table:table-cell table:style-name="ce1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reproducere enkle geometriske figurer vha. instrumenter eller teknikker: lineal, ternet papir,...</text:p>
          </table:table-cell>
          <table:table-cell office:value-type="string">
            <text:p>første</text:p>
          </table:table-cell>
          <table:table-cell table:style-name="ce1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vende lineal for at tegne linjestykker, sammenligne længderne</text:p>
          </table:table-cell>
          <table:table-cell office:value-type="string">
            <text:p>første</text:p>
          </table:table-cell>
          <table:table-cell table:style-name="ce1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ende til og anvende Euro / kronen</text:p>
          </table:table-cell>
          <table:table-cell/>
          <table:table-cell table:style-name="ce1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æse og udfylde en tabel i konkrete, enkle situationer</text:p>
          </table:table-cell>
          <table:table-cell/>
          <table:table-cell table:style-name="ce1"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ende tallene 1-1000</text:p>
          </table:table-cell>
          <table:table-cell office:value-type="string">
            <text:p>ande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pskrive talserier af tier-tal, 100-tal</text:p>
          </table:table-cell>
          <table:table-cell office:value-type="string">
            <text:p>ande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,3,4 og 5-tabel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ition og substraktion af tal mindre end 1000</text:p>
          </table:table-cell>
          <table:table-cell office:value-type="string">
            <text:p>ande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kation af tal, hvor det ene er et enkelt ciffer</text:p>
          </table:table-cell>
          <table:table-cell office:value-type="string">
            <text:p>ande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vision med 2 og 5 af tal mindre end 100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vision vha. opdeling i grupper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eskrive, reproducere og tegne en firkant, rektangel, trekant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give klokkeslet (timer og halve timer) for hændelser i løbet af dagen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vende en kalender for at sammenligne varigheder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ende til relationen mellem timer og minutter, meter og centimeter, kilometer og meter, kilogram og gram, euro og eurocents (kroner og øre)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åle linjestykker og afstande</text:p>
          </table:table-cell>
          <table:table-cell office:value-type="string">
            <text:p>første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øse problemer vedrørende masse og længde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vende en tabel, en graf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ende tallene op til 1 million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anvende betegnelserne: dobbelte, halve, tredobbelte, kvart af et heltal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ende til og anvende relationen mellem ofte forekommende tal, mellem 5,10,15,25, 100, mellem 15, 30 og 60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ære multiplikationstabellerne og anvende dem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pstille en addition, substraktion og multiplikation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dividere med een-ciffrede tal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rganisere sin regning mhp. at finde et resultat ved hovedregning, opskrivning eller regnemaskine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vende de aritmetiske operatorer på regnemaskinen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øse problemer relateret til at alle 4 regnearter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enkende, beskrive, navngive og reproducere de geometriske figurer firkant, rektangel, diamant(?), retvinklet trekant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ificere en geometrisk figurs natur vha. lineal og retvinkel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gne en cirkel med en passer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vende passende betegnelser for side, vinkel, midte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enkende at en figur indeholder en eller flere symmetriakser vha. foldning af papiret eller brug af gennemsigtigt papir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gne en symmetri ift. en akse på ternet papir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producere figurer udfra en model på enten ternet eller blankt papir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gne en firkant eller rektangel udfra givne dimensioner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ende til følgende enheder og deres indbyrdes relation: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ængde: meter, kilometer, centimeter, millimeter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sse: kilogram, gram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olumen: liter, centiliter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enge: euro og eurocent (kroner, øre)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id: timer, minutter, sekunder, måned år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vende instrumenter for at måle længder, masser, volumen, og derefter udtrykke de målte værdier vha. et heltal eller en indramning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ificere at en vinkel er ret vha. en retvinkel eller kalibreringsobjekt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dregne omkredsen af en polygon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æse klokken på et ur med viser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øse problemer som involverer længde, masse, volumen, penge og/eller tid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opstille en problemstillings elementer mhp. at løse det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vende en tabel eller en graf mhp. at behandle data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string">
            <text:p>første=7</text:p>
          </table:table-cell>
        </table:table-row>
        <table:table-row table:style-name="ro1">
          <table:table-cell/>
          <table:table-cell office:value-type="string">
            <text:p>Kende tallene op til 1 milliard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anden=8</text:p>
          </table:table-cell>
        </table:table-row>
        <table:table-row table:style-name="ro1">
          <table:table-cell/>
          <table:table-cell office:value-type="string">
            <text:p>Kende til multipla af 5, 10, 15, 20, 25, 50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string">
            <text:p>tredje=9</text:p>
          </table:table-cell>
        </table:table-row>
        <table:table-row table:style-name="ro1">
          <table:table-cell/>
          <table:table-cell office:value-type="string">
            <text:p>Navngive simple brøker, halve, tredjedele, kvarte, tiendel, hundredel</text:p>
          </table:table-cell>
          <table:table-cell office:value-type="string">
            <text:p>fjerde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fjerde=10</text:p>
          </table:table-cell>
        </table:table-row>
        <table:table-row table:style-name="ro1">
          <table:table-cell/>
          <table:table-cell office:value-type="string">
            <text:p>kommatal: genkende tiendedele, hundredele og tusindedele i et kommatal</text:p>
          </table:table-cell>
          <table:table-cell office:value-type="string">
            <text:p>fjerde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sammenligne og ordne kommatal</text:p>
          </table:table-cell>
          <table:table-cell office:value-type="string">
            <text:p>fjerde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konvertere brøker til kommatal og omvendt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ovedregning: gange med 10, 100 eller 1000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stimere en størrelsesorden af et resultat mentalt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ition og substraktion af kommatal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kation af kommatal med et heltal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votient-rest division af to heltal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cimal division af to heltal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udføre en serie af beregninger på regnemaskinen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løse problemer involverende flere etaper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enkende, at linjer er parallelle</text:p>
          </table:table-cell>
          <table:table-cell office:value-type="string">
            <text:p>fjerde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vende passende betegnelser for (points alignés), linje, vinkelrette linjer, parallelle linjer, linjestykke, midte, vinkel, symmetriakse, cirkels centrum, radius, diameter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ificere en geometrisk figurs natur vha. lineal. retvinkel og passer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eskrive en figur mhp. at genkende den mellem andre figurer 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udregne omkredsen på en firkant og et rektangel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vende passeren til at overføre længder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estimer overflader vha. tern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flæse et punkts koordinater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lacere et punkt givet dets koordinater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indramme en brøk med 2 på hinanden følgende heltal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skrive en brøk som en sum af et heltal og en brøk &lt; 1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ere brøker med samme nævner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ende kommatal ned til 1/10000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udregne en varighed udfra slut- og starttidspunkt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udregne arealet af en firkant og et rektangel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vende almindelige arealmål (cm2, m2, km2)</text:p>
          </table:table-cell>
          <table:table-cell office:value-type="string">
            <text:p>anden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løse et problem, der forudsætter konvertiringer mellem enheder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enkende situationer, der involverer proportionalitet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vende proportionalitetskoefficienter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angive et afrundet resultat med 1 eller 2 decimaler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ormulere en andel som et procenttal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kation og division med 0.1; 0.001; 0,0001 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vælge repræsentationsform mellem 2-dimensionel tabel og tabel med 2 søjler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enkende tal, der kan divideres med 2, 5, 10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ende definitonen på en cirkel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tegne en trekant givet dets kantlængder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udregne omkredsen af en polygon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nde et areal udfra simple tern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nde areal af en cirkel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ide at 1 l = 1 dm3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vende ligningsudtryk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kationens distributivitet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vision med et kommatal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ducere brøker (ca/cb = a/b)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egative tal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ummen af vinklerne i en trekant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dregning af gennemsnit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ave formler i regneark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ritmetiske operationer på positive og negative tal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ksponenter (positive og negative)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ritmetiske operationer på eksponentudtryk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anvende Pythagoras' sætning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unktioner: finde f(x) udfra en tabel, graf eller formel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tegne en graf for en affin funktion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estemme en affin funktion udfra 2 punkter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ende til elementære sandsynlighedsbegreber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nde største fællesnævner for 2 heltal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orenkling af brøker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unne udregne kvadratroden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dukt og division af potenstal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ormulere et problem som en ligning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øse ligninger af 2 variable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vende cosinus, sinus og tangent i en retvinklet trekant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dregne rumfanget af en kugle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0">03/20/2012</text:date>, <text:time>13:0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8T13:50:50</meta:creation-date>
    <meta:print-date>2012-03-18T15:22:49</meta:print-date>
    <dc:date>2012-03-20T13:01:58</dc:date>
    <meta:editing-duration>PT21H53M26S</meta:editing-duration>
    <meta:editing-cycles>4</meta:editing-cycles>
    <meta:generator>LibreOffice/3.4$Linux LibreOffice_project/340m1$Build-502</meta:generator>
    <meta:document-statistic meta:table-count="3" meta:cell-count="275" meta:object-count="0"/>
  </office:meta>
</office:document-meta>
</file>